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Arrow" draw:fill="solid" draw:fill-color="#dddddd" draw:textarea-vertical-align="middle"/>
    </style:style>
    <style:style style:name="gr3" style:family="graphic" style:parent-style-name="standard">
      <style:graphic-properties svg:stroke-color="#000000" draw:fill="solid" draw:fill-color="#dddddd" draw:textarea-vertical-align="middle"/>
    </style:style>
    <style:style style:name="gr4" style:family="graphic" style:parent-style-name="objectwithoutfill">
      <style:graphic-properties svg:stroke-color="#000000" draw:marker-end="Arrow" draw:marker-end-width="0.203cm" draw:fill="none" draw:fill-color="#dddddd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7cm" svg:height="1.016cm" svg:x="1cm" svg:y="1.889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991cm" svg:height="1.016cm" svg:x="3.737cm" svg:y="1.127cm">
          <text:p text:style-name="P1">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91cm" svg:height="1.016cm" svg:x="3.737cm" svg:y="2.905cm">
          <text:p text:style-name="P1">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618cm" svg:height="1.016cm" svg:x="6.847cm" svg:y="2.016cm">
          <text:p text:style-name="P1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617cm" svg:y1="2.397cm" svg:x2="3.737cm" svg:y2="1.635cm" draw:start-shape="id1" draw:start-glue-point="1" draw:end-shape="id2" svg:d="M2617 2397h560v-762h560" svg:viewBox="0 0 1121 763">
          <text:p/>
        </draw:connector>
        <draw:connector draw:style-name="gr2" draw:text-style-name="P1" draw:layer="layout" svg:x1="5.728cm" svg:y1="1.635cm" svg:x2="6.847cm" svg:y2="2.524cm" draw:start-shape="id2" draw:start-glue-point="1" draw:end-shape="id3" draw:end-glue-point="3" svg:d="M5728 1635h560v889h559" svg:viewBox="0 0 1120 890">
          <text:p/>
        </draw:connector>
        <draw:connector draw:style-name="gr3" draw:text-style-name="P1" draw:layer="layout" svg:x1="5.728cm" svg:y1="3.413cm" svg:x2="6.847cm" svg:y2="2.524cm" draw:start-shape="id4" draw:start-glue-point="1" draw:end-shape="id3" svg:d="M5728 3413h560v-889h559" svg:viewBox="0 0 1120 890">
          <text:p/>
        </draw:connector>
        <draw:connector draw:style-name="gr2" draw:text-style-name="P1" draw:layer="layout" svg:x1="2.617cm" svg:y1="2.397cm" svg:x2="3.737cm" svg:y2="3.413cm" draw:start-shape="id1" draw:start-glue-point="1" draw:end-shape="id4" svg:d="M2617 2397h560v1016h560" svg:viewBox="0 0 1121 1017">
          <text:p/>
        </draw:connector>
        <draw:line draw:style-name="gr4" draw:text-style-name="P1" draw:layer="layout" svg:x1="8.465cm" svg:y1="2.524cm" svg:x2="9.211cm" svg:y2="2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1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5:49:02.455277080</meta:creation-date>
    <dc:date>2015-05-03T16:40:13.517494000</dc:date>
    <meta:editing-duration>PT45M46S</meta:editing-duration>
    <meta:editing-cycles>2</meta:editing-cycles>
    <meta:generator>LibreOffice/4.2.8.2$Linux_X86_64 LibreOffice_project/420m0$Build-2</meta:generator>
    <meta:document-statistic meta:object-count="9"/>
  </office:meta>
</office:document-meta>
</file>